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paragraph-rsid="00112a6e"/>
    </style:style>
    <style:style style:name="T1" style:family="text">
      <style:text-properties officeooo:rsid="00112a6e"/>
    </style:style>
    <style:style style:name="T2" style:family="text">
      <style:text-properties style:font-name="Liberation Mono" fo:font-size="10pt" officeooo:rsid="00112a6e" style:font-name-asian="Noto Sans Mono CJK SC" style:font-size-asian="10pt" style:font-name-complex="Liberation Mono" style:font-size-complex="10pt"/>
    </style:style>
    <style:style style:name="T3" style:family="text">
      <style:text-properties style:font-name="Liberation Mono" fo:font-size="10pt" officeooo:rsid="00126ee5" style:font-name-asian="Noto Sans Mono CJK SC" style:font-size-asian="10pt" style:font-name-complex="Liberation Mono" style:font-size-complex="10pt"/>
    </style:style>
    <style:style style:name="T4" style:family="text">
      <style:text-properties style:font-name="Liberation Mono" fo:font-size="10pt" officeooo:rsid="00131745" style:font-name-asian="Noto Sans Mono CJK SC" style:font-size-asian="10pt" style:font-name-complex="Liberation Mono" style:font-size-complex="10pt"/>
    </style:style>
    <style:style style:name="T5" style:family="text">
      <style:text-properties style:font-name="Liberation Mono" fo:font-size="10pt" officeooo:rsid="0014ee19" style:font-name-asian="Noto Sans Mono CJK SC" style:font-size-asian="10pt" style:font-name-complex="Liberation Mono" style:font-size-complex="10pt"/>
    </style:style>
    <style:style style:name="T6" style:family="text">
      <style:text-properties style:font-name="Liberation Mono" fo:font-size="10pt" officeooo:rsid="00172b6d" style:font-name-asian="Noto Sans Mono CJK SC" style:font-size-asian="10pt" style:font-name-complex="Liberation Mono" style:font-size-complex="10pt"/>
    </style:style>
    <style:style style:name="T7" style:family="text">
      <style:text-properties officeooo:rsid="00126ee5"/>
    </style:style>
    <style:style style:name="T8" style:family="text">
      <style:text-properties officeooo:rsid="00131745"/>
    </style:style>
    <style:style style:name="T9" style:family="text">
      <style:text-properties officeooo:rsid="0014ee19"/>
    </style:style>
    <style:style style:name="T10" style:family="text">
      <style:text-properties officeooo:rsid="00172b6d"/>
    </style:style>
    <style:style style:name="T11" style:family="text">
      <style:text-properties officeooo:rsid="0017b20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A</text:span>utodidact or self-study can be very fruitful if you have the <text:span text:style-name="T1">charisma</text:span> and <text:span text:style-name="T7">have the </text:span>self-discipline to study, <text:span text:style-name="T1">be able to carry out</text:span> <text:span text:style-name="T1">research</text:span> on the subject<text:span text:style-name="T10">s</text:span> you are interested. <text:span text:style-name="T3">You</text:span> will be able to choose your own path of study and how <text:span text:style-name="T1">in-depth</text:span> you would study the subject. <text:span text:style-name="T2">There</text:span> will be no one to tell you how to study, when to study, what to study and more <text:span text:style-name="T1">importantly</text:span> not to regurgitate the thing<text:span text:style-name="T10">s</text:span> they teach you<text:span text:style-name="T1"> back to them, and not being able to speak your mind. </text:span><text:span text:style-name="T2">You don’t have to waste your precious limited time to </text:span><text:span text:style-name="T6">study </text:span><text:span text:style-name="T2">subjects which</text:span> does not tickles your <text:span text:style-name="T1">interests. It </text:span><text:span text:style-name="T6">may</text:span><text:span text:style-name="T1"> become hard to stay motivated all the time with your stud</text:span><text:span text:style-name="T7">ies,</text:span><text:span text:style-name="T1"> if you </text:span><text:span text:style-name="T7">are</text:span><text:span text:style-name="T1"> </text:span><text:span text:style-name="T6">autodidact</text:span><text:span text:style-name="T1">, you can take time off and recollect your thoughts. If someone else, like universit</text:span><text:span text:style-name="T7">y</text:span><text:span text:style-name="T1">, is in control of what you include in your topics and control the flow and speed </text:span><text:span text:style-name="T6">of your</text:span><text:span text:style-name="T1"> study, it may not always be suitable for everyone, because not everyone is learning at the same speed. </text:span><text:span text:style-name="T7">In school</text:span><text:span text:style-name="T10">s</text:span><text:span text:style-name="T7"> and universit</text:span><text:span text:style-name="T10">ies</text:span><text:span text:style-name="T7">, students being pushed, herded in one direction that everyone is familiar with, </text:span><text:span text:style-name="T8">teaching what the society, </text:span><text:span text:style-name="T10">social </text:span><text:span text:style-name="T8">hierarchy and the system sees to be acceptable. </text:span><text:span text:style-name="T11">Even from small age kids been taught to be subservient to the existing political systems, religion and social order. It has been said that it’s good to start training your Labrador at a young age!</text:span></text:p>
      <text:p text:style-name="P1"><text:span text:style-name="T4">One</text:span> of the earliest autodidact is Leonardo da Vinci, the man who painted The Last Supper and Mona Lisa. <text:span text:style-name="T5">He</text:span> was taught the basic skills of reading, writing and maths, other than that, what he became to know<text:span text:style-name="T9">n</text:span> as today, was his own doing. Julian Assange is another example of self-taught genius. <text:span text:style-name="T5">He</text:span> is the founder of the <text:span text:style-name="T8">Wikileaks.</text:span> <text:span text:style-name="T5">He</text:span> taught him self how to code, hack and stay save on the web. <text:span text:style-name="T5">He</text:span> went <text:span text:style-name="T9">on </text:span>to hack the <text:span text:style-name="T5">US</text:span> government’<text:span text:style-name="T9">s secrete files. Within this files were documents, pictures and videos of US soldiers carrying terrible act of war crime in</text:span> Iraq and Afghanist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16T19:25:35.808081480</dc:date>
    <meta:editing-duration>PT12M3S</meta:editing-duration>
    <meta:editing-cycles>2</meta:editing-cycles>
    <meta:generator>LibreOffice/6.4.6.2$Linux_X86_64 LibreOffice_project/40$Build-2</meta:generator>
    <meta:document-statistic meta:table-count="0" meta:image-count="0" meta:object-count="0" meta:page-count="1" meta:paragraph-count="2" meta:word-count="341" meta:character-count="1903" meta:non-whitespace-character-count="1564"/>
  </office:meta>
</office:document-meta>
</file>